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927d" officeooo:paragraph-rsid="0017927d"/>
    </style:style>
    <style:style style:name="P2" style:family="paragraph" style:parent-style-name="Standard" style:list-style-name="L1">
      <style:text-properties officeooo:rsid="0017927d" officeooo:paragraph-rsid="0017927d"/>
    </style:style>
    <style:style style:name="P3" style:family="paragraph" style:parent-style-name="Standard" style:list-style-name="L1">
      <style:text-properties officeooo:rsid="001844b9" officeooo:paragraph-rsid="001844b9"/>
    </style:style>
    <style:style style:name="P4" style:family="paragraph" style:parent-style-name="Standard" style:list-style-name="L1">
      <style:text-properties officeooo:rsid="001929d5" officeooo:paragraph-rsid="001929d5"/>
    </style:style>
    <style:style style:name="P5" style:family="paragraph" style:parent-style-name="Standard" style:list-style-name="L1">
      <style:text-properties officeooo:rsid="00197457" officeooo:paragraph-rsid="00197457"/>
    </style:style>
    <style:style style:name="P6" style:family="paragraph" style:parent-style-name="Standard" style:list-style-name="L1">
      <style:text-properties officeooo:rsid="00199c1d" officeooo:paragraph-rsid="00199c1d"/>
    </style:style>
    <style:style style:name="P7" style:family="paragraph" style:parent-style-name="Standard" style:list-style-name="L1">
      <style:text-properties officeooo:rsid="0019c68d" officeooo:paragraph-rsid="0019c68d"/>
    </style:style>
    <style:style style:name="P8" style:family="paragraph" style:parent-style-name="Standard" style:list-style-name="L1">
      <style:text-properties style:text-underline-style="none" officeooo:rsid="0019c68d" officeooo:paragraph-rsid="0019c68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844b9"/>
    </style:style>
    <style:style style:name="T4" style:family="text">
      <style:text-properties officeooo:rsid="001974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1<text:span text:style-name="T1">st</text:span>, 2023</text:p>
      <text:p text:style-name="P1">KitKat Dambeck</text:p>
      <text:p text:style-name="P1">Expository Writing</text:p>
      <text:p text:style-name="P1">Notes On Myth Of The Ant Queen</text:p>
      <text:p text:style-name="P1"/>
      <text:list xml:id="list3836408639" text:style-name="L1">
        <text:list-item>
          <text:p text:style-name="P2">Steven Johnson.</text:p>
          <text:list>
            <text:list-item>
              <text:p text:style-name="P2">Well published author</text:p>
            </text:list-item>
            <text:list-item>
              <text:p text:style-name="P2">Writes about the nature of intelligence. </text:p>
            </text:list-item>
            <text:list-item>
              <text:p text:style-name="P3">Politics.</text:p>
              <text:list>
                <text:list-item>
                  <text:p text:style-name="P3">The internet as a new frontie to address challenges.</text:p>
                </text:list-item>
                <text:list-item>
                  <text:p text:style-name="P3">Deviates from classical liberalsim and liberalsim.</text:p>
                </text:list-item>
                <text:list-item>
                  <text:p text:style-name="P3">“Peer Progressive”</text:p>
                  <text:list>
                    <text:list-item>
                      <text:p text:style-name="P3">Peer networks are a democratic way of organiz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The nature of intelligence according to Johnson. </text:p>
          <text:list>
            <text:list-item>
              <text:p text:style-name="P2">Property of a group.</text:p>
            </text:list-item>
            <text:list-item>
              <text:p text:style-name="P2">Local actors, ants people subroutines, follow local rule, and the system is emerging.</text:p>
            </text:list-item>
            <text:list-item>
              <text:p text:style-name="P2">Decentralized, adaptive, self-organizing systems use low level thinking to solve high level problems.</text:p>
            </text:list-item>
          </text:list>
        </text:list-item>
        <text:list-item>
          <text:p text:style-name="P2">Artificial intelligence.</text:p>
          <text:list>
            <text:list-item>
              <text:p text:style-name="P2">People often have anthropomorphic bias. </text:p>
            </text:list-item>
            <text:list-item>
              <text:p text:style-name="P2">Probably<text:span text:style-name="T3"> will look different than we expect; we may not even recognize it as intelligence. </text:span></text:p>
            </text:list-item>
          </text:list>
        </text:list-item>
        <text:list-item>
          <text:p text:style-name="P4">Deborah Gordon.</text:p>
          <text:list>
            <text:list-item>
              <text:p text:style-name="P4">Palo Altonian biologist.</text:p>
            </text:list-item>
            <text:list-item>
              <text:p text:style-name="P4">Works with ants.</text:p>
              <text:list>
                <text:list-item>
                  <text:p text:style-name="P4">Connection between the behavior of individuals and of the whole colony. </text:p>
                </text:list-item>
                <text:list-item>
                  <text:p text:style-name="P4">Tracking the movement and life cycle of colonies. </text:p>
                </text:list-item>
              </text:list>
            </text:list-item>
            <text:list-item>
              <text:p text:style-name="P4">How do ant colonies develop?</text:p>
              <text:list>
                <text:list-item>
                  <text:p text:style-name="P4">Implications for cities, brains, and other complex systems. </text:p>
                </text:list-item>
              </text:list>
            </text:list-item>
          </text:list>
        </text:list-item>
        <text:list-item>
          <text:p text:style-name="P4">T<text:span text:style-name="T4">he ant queen.</text:span></text:p>
          <text:list>
            <text:list-item>
              <text:p text:style-name="P5">In harvester ants, when the colony is disturbed, the queen is moved to a chamber more than two feet farther below the colony.</text:p>
              <text:list>
                <text:list-item>
                  <text:p text:style-name="P5">The ants that move the queen do so because its in the colony’s interest, not the queen’s or their orders. </text:p>
                  <text:list>
                    <text:list-item>
                      <text:p text:style-name="P5">Evolutionarily trained behavior. </text:p>
                    </text:list-item>
                  </text:list>
                </text:list-item>
              </text:list>
            </text:list-item>
            <text:list-item>
              <text:p text:style-name="P5">Regal name is anthropomorphic imposing.</text:p>
            </text:list-item>
            <text:list-item>
              <text:p text:style-name="P5">Queens don’t play any decision making role.</text:p>
              <text:list>
                <text:list-item>
                  <text:p text:style-name="P5">Ants display decentralized behavior.</text:p>
                </text:list-item>
              </text:list>
            </text:list-item>
            <text:list-item>
              <text:p text:style-name="P5">Queen does lay eggs. That’s the extent of their duties. </text:p>
            </text:list-item>
          </text:list>
        </text:list-item>
        <text:list-item>
          <text:p text:style-name="P6">Ant life.</text:p>
          <text:list>
            <text:list-item>
              <text:p text:style-name="P6">Live in stacked complex.</text:p>
            </text:list-item>
            <text:list-item>
              <text:p text:style-name="P6">Midden is a garbage dump.</text:p>
              <text:list>
                <text:list-item>
                  <text:p text:style-name="P6">Some ants are on midden duty, and just collect garbage.</text:p>
                </text:list-item>
              </text:list>
            </text:list-item>
            <text:list-item>
              <text:p text:style-name="P6">Cemetery far away from colony. </text:p>
            </text:list-item>
            <text:list-item>
              <text:p text:style-name="P6">Organization.</text:p>
              <text:list>
                <text:list-item>
                  <text:p text:style-name="P6">Neither of the locations for the midden or cemetery are centrally planned. </text:p>
                </text:list-item>
                <text:list-item>
                  <text:p text:style-name="P6">Cemetery is at the farthest point from colony.</text:p>
                </text:list-item>
                <text:list-item>
                  <text:p text:style-name="P6">Midden is at the point farthest from the cemetery and the colony. </text:p>
                </text:list-item>
              </text:list>
            </text:list-item>
          </text:list>
        </text:list-item>
        <text:list-item>
          <text:p text:style-name="P6">Manchester.</text:p>
          <text:list>
            <text:list-item>
              <text:p text:style-name="P6">History.</text:p>
              <text:list>
                <text:list-item>
                  <text:p text:style-name="P6"><text:soft-page-break/>Roman fort in 76 ad. </text:p>
                </text:list-item>
                <text:list-item>
                  <text:p text:style-name="P6">Abandoned in 400 ad.</text:p>
                </text:list-item>
                <text:list-item>
                  <text:p text:style-name="P6">Unoccupied for 500 years.</text:p>
                </text:list-item>
                <text:list-item>
                  <text:p text:style-name="P6">Modern settlement of Manchester established, </text:p>
                </text:list-item>
                <text:list-item>
                  <text:p text:style-name="P7">misc other history, Manchester collage, royal charter, wool trade, etc.</text:p>
                </text:list-item>
              </text:list>
            </text:list-item>
            <text:list-item>
              <text:p text:style-name="P7">Population boom.</text:p>
              <text:list>
                <text:list-item>
                  <text:p text:style-name="P7">good geography to start industrial revolution. </text:p>
                </text:list-item>
                <text:list-item>
                  <text:p text:style-name="P7">Population boom in this time. 10X increase in 75v years.</text:p>
                </text:list-item>
                <text:list-item>
                  <text:p text:style-name="P7">Considered a manor.</text:p>
                  <text:list>
                    <text:list-item>
                      <text:p text:style-name="P7">A royal estate, with no local government. </text:p>
                    </text:list-item>
                    <text:list-item>
                      <text:p text:style-name="P7">Not reincorporated into a city until after the revolution.</text:p>
                    </text:list-item>
                  </text:list>
                </text:list-item>
                <text:list-item>
                  <text:p text:style-name="P7">Became overcrowded, dirty, and noisy. <text:s/></text:p>
                  <text:list>
                    <text:list-item>
                      <text:p text:style-name="P7">Intellectuals who traveled to the city for financial prospects left leaving in disgust and surprise. </text:p>
                    </text:list-item>
                  </text:list>
                </text:list-item>
              </text:list>
            </text:list-item>
            <text:list-item>
              <text:p text:style-name="P7">Friedrich Engels. </text:p>
              <text:list>
                <text:list-item>
                  <text:p text:style-name="P7">From a cotton family, eg old money.</text:p>
                </text:list-item>
                <text:list-item>
                  <text:p text:style-name="P7">Radical politics.</text:p>
                  <text:list>
                    <text:list-item>
                      <text:p text:style-name="P7">Friends with Marx.</text:p>
                    </text:list-item>
                  </text:list>
                </text:list-item>
                <text:list-item>
                  <text:p text:style-name="P7">Author of <text:span text:style-name="T5">The Conditions of the Working Class in England.</text:span></text:p>
                </text:list-item>
                <text:list-item>
                  <text:p text:style-name="P8"><text:span text:style-name="T6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9:29:44.360191801</meta:creation-date>
    <dc:date>2023-02-01T22:38:38.570250957</dc:date>
    <meta:editing-duration>PT42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455" meta:character-count="2649" meta:non-whitespace-character-count="2296"/>
  </office:meta>
</office:document-meta>
</file>